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16.242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0.4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style:font-name-complex="Lohit Hindi"/>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7">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6"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2">Переводчики:</text:span></text:p>
            <text:p><text:span text:style-name="T2">Екатерина Камшилина - Немецкий перевод.</text:span></text:p>
            <text:p><text:span text:style-name="T2">Jürgen Rauscher - исправление Немецкого перевода.</text:span></text:p>
            <text:p><text:span text:style-name="T2"><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text:span text:style-name="T2">Translators:</text:span></text:p>
            <text:p><text:span text:style-name="T2">Ekaterina Kamshilina - original German translation.</text:span></text:p>
            <text:p><text:span text:style-name="T2">Jürgen Rauscher - corrected the original German translation.</text:span></text:p>
            <text:p><text:span text:style-name="T2"><text:s/></text:span></text:p>
            <text:p>Web pages:</text:p>
            <text:p>[window='Info/Link1']</text:p>
            <text:p>o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7">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6">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3">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1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0">20.07.2011</text:date>, <text:time>18:41: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20T18:41:48</dc:date>
    <meta:editing-duration>PT6H43M24S</meta:editing-duration>
    <meta:editing-cycles>142</meta:editing-cycles>
    <meta:generator>LibreOffice/3.3$Unix LibreOffice_project/330m19$Build-202</meta:generator>
    <meta:document-statistic meta:table-count="3" meta:cell-count="309" meta:object-count="0"/>
  </office:meta>
</office:document-meta>
</file>